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C9000000C9A9105980F1443D8B.png" manifest:media-type="image/png"/>
  <manifest:file-entry manifest:full-path="Pictures/1000EFBF000014C6000014C6BB7213DF27F2A420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name="lps" draw:style-name="gr1" draw:text-style-name="P1" draw:layer="layout" svg:width="24.193cm" svg:height="24.193cm" draw:transform="rotate (-0.785398163397448) translate (8.836cm -1.9cm)">
          <draw:image xlink:href="Pictures/1000EFBF000014C6000014C6BB7213DF27F2A420.svg" xlink:type="simple" xlink:show="embed" xlink:actuate="onLoad" loext:mime-type="image/svg+xml">
            <text:p/>
          </draw:image>
          <draw:image xlink:href="Pictures/10000201000000C9000000C9A9105980F1443D8B.png" xlink:type="simple" xlink:show="embed" xlink:actuate="onLoad" loext:mime-type="image/png"/>
          <svg:title> - Open Babel Depiction</svg:titl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Brandon van Veenhuyzen</meta:initial-creator>
    <meta:creation-date>2020-05-01T16:55:32.371562484</meta:creation-date>
    <dc:date>2020-05-02T13:07:38.694936633</dc:date>
    <dc:creator>Brandon van Veenhuyzen</dc:creator>
    <meta:editing-duration>PT7M45S</meta:editing-duration>
    <meta:editing-cycles>4</meta:editing-cycles>
    <meta:generator>LibreOffice/6.3.5.2$Linux_X86_64 LibreOffice_project/30$Build-2</meta:generator>
    <meta:document-statistic meta:object-count="1"/>
  </office:meta>
</office:document-meta>
</file>